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graphic-properties svg:stroke-width="0.04cm" svg:stroke-color="#0099ff" draw:marker-start-width="0.26cm" draw:marker-end-width="0.26cm" draw:fill="solid" draw:fill-color="#ffffff" draw:opacity="100%" draw:auto-grow-height="false" fo:padding-top="0.145cm" fo:padding-bottom="0.145cm" fo:padding-left="0.27cm" fo:padding-right="0.27cm" draw:shadow-opacity="100%"/>
    </style:style>
    <style:style style:name="gr2" style:family="graphic" style:parent-style-name="standard" style:list-style-name="L1">
      <style:graphic-properties draw:stroke="solid" draw:stroke-dash="Dash_20_1" svg:stroke-width="0.04cm" svg:stroke-color="#0099ff" draw:marker-start="" draw:marker-start-width="0.26cm" draw:marker-start-center="false" draw:marker-end="" draw:marker-end-width="0.26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72cm" fo:min-width="2.151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_20_1" svg:stroke-width="0.04cm" svg:stroke-color="#0099ff" draw:marker-start="" draw:marker-start-width="0.26cm" draw:marker-start-center="false" draw:marker-end="" draw:marker-end-width="0.26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72cm" fo:min-width="2.151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_20_1" svg:stroke-width="0.04cm" svg:stroke-color="#0099ff" draw:marker-start="" draw:marker-start-width="0.26cm" draw:marker-start-center="false" draw:marker-end="" draw:marker-end-width="0.26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712cm" fo:min-width="2.191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graphic-properties svg:stroke-width="0.04cm" svg:stroke-color="#0099ff" draw:marker-start-width="0.26cm" draw:marker-end-width="0.26cm" draw:fill="solid" draw:fill-color="#ffffff" draw:textarea-vertical-align="middle" fo:padding-top="0.145cm" fo:padding-bottom="0.145cm" fo:padding-left="0.27cm" fo:padding-right="0.27cm"/>
    </style:style>
    <style:style style:name="gr6" style:family="graphic" style:parent-style-name="objectwithoutfill">
      <style:graphic-properties svg:stroke-width="0.04cm" svg:stroke-color="#0099ff" draw:marker-start-width="0.26cm" draw:marker-end-width="0.26cm" draw:fill="solid" draw:fill-color="#ffffff" fo:padding-top="0.145cm" fo:padding-bottom="0.145cm" fo:padding-left="0.27cm" fo:padding-right="0.27cm"/>
    </style:style>
    <style:style style:name="gr7" style:family="graphic" style:parent-style-name="standard">
      <style:graphic-properties svg:stroke-width="0.04cm" svg:stroke-color="#0099ff" draw:marker-start-width="0.26cm" draw:marker-end-width="0.26cm" draw:fill="hatch" draw:fill-color="#ffffff" draw:fill-hatch-name="Hatching_20_1" draw:fill-hatch-solid="false" draw:opacity="100%" draw:auto-grow-height="false" fo:padding-top="0.145cm" fo:padding-bottom="0.145cm" fo:padding-left="0.27cm" fo:padding-right="0.27cm" draw:shadow-opacity="100%"/>
    </style:style>
    <style:style style:name="gr8" style:family="graphic" style:parent-style-name="standard">
      <style:graphic-properties draw:stroke="dash" draw:stroke-dash="Ultrafine_20_Dashed" svg:stroke-width="0.04cm" svg:stroke-color="#0099ff" draw:marker-start-width="0.26cm" draw:marker-end-width="0.26cm" draw:fill="none" draw:fill-color="#729fcf" draw:textarea-horizontal-align="justify" draw:textarea-vertical-align="middle" draw:auto-grow-height="false" fo:padding-top="0.145cm" fo:padding-bottom="0.145cm" fo:padding-left="0.27cm" fo:padding-right="0.27cm"/>
    </style:style>
    <style:style style:name="gr9" style:family="graphic" style:parent-style-name="standard">
      <style:graphic-properties draw:stroke="none" svg:stroke-width="0.3cm" svg:stroke-color="#000000" draw:fill="none" draw:fill-color="#ffffff" draw:textarea-horizontal-align="left" draw:auto-grow-height="true" draw:auto-grow-width="true" fo:min-height="0cm" fo:min-width="0cm" fo:padding-top="0.275cm" fo:padding-bottom="0.275cm" fo:padding-left="0.4cm" fo:padding-right="0.4cm"/>
    </style:style>
    <style:style style:name="gr10" style:family="graphic" style:parent-style-name="objectwithoutfill">
      <style:graphic-properties svg:stroke-width="0.05cm" svg:stroke-color="#0000ff" draw:marker-start-width="0.075cm" draw:marker-end="Arrow_20_concave" draw:marker-end-width="0.6cm" draw:fill="none" draw:fill-color="#729fcf" draw:textarea-vertical-align="middle" fo:padding-top="0.15cm" fo:padding-bottom="0.15cm" fo:padding-left="0.275cm" fo:padding-right="0.275cm"/>
    </style:style>
    <style:style style:name="gr11" style:family="graphic" style:parent-style-name="objectwithoutfill">
      <style:graphic-properties svg:stroke-width="0.05cm" svg:stroke-color="#00ae00" draw:marker-start-width="0.075cm" draw:marker-end="Arrow_20_concave" draw:marker-end-width="0.6cm" draw:fill="none" draw:fill-color="#729fcf" draw:textarea-vertical-align="middle" fo:padding-top="0.15cm" fo:padding-bottom="0.15cm" fo:padding-left="0.275cm" fo:padding-right="0.275cm"/>
    </style:style>
    <style:style style:name="P1" style:family="paragraph">
      <style:text-properties fo:font-size="18pt"/>
    </style:style>
    <style:style style:name="P2" style:family="paragraph">
      <style:paragraph-properties fo:text-align="start"/>
      <style:text-properties style:text-position="0% 100%" fo:font-size="18pt" style:font-size-asian="18pt" style:font-weight-asian="250" style:font-size-complex="18pt"/>
    </style:style>
    <style:style style:name="P3" style:family="paragraph">
      <style:paragraph-properties fo:text-align="center"/>
      <style:text-properties fo:font-size="18pt"/>
    </style:style>
    <style:style style:name="P4"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ヒラギノ明朝 ProN W3'" style:font-family-generic-asian="system" style:font-pitch-asian="variable" style:font-size-asian="18pt" style:language-asian="ja" style:country-asian="JP" style:font-style-asian="normal" style:font-weight-asian="normal"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ヒラギノ明朝 ProN W3'" style:font-family-generic-asian="system" style:font-pitch-asian="variable" style:font-size-asian="18pt" style:language-asian="ja" style:country-asian="JP" style:font-style-asian="normal" style:font-weight-asian="normal"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xml:id="id4" draw:id="id4" draw:layer="レイアウト" svg:width="5.684cm" svg:height="1.483cm" svg:x="6.616cm" svg:y="1.5cm">
          <text:p text:style-name="P1">the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xml:id="id1" draw:id="id1" draw:layer="レイアウト" svg:width="10.6cm" svg:height="6.2cm" svg:x="2.1cm" svg:y="8cm">
          <text:p text:style-name="P2">PC</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 draw:text-style-name="P3" xml:id="id3" draw:id="id3" draw:layer="レイアウト" svg:width="3.9cm" svg:height="0.9cm" svg:x="7.508cm" svg:y="3.7cm">
          <text:p text:style-name="P3">Firewall</text:p>
          <draw:enhanced-geometry svg:viewBox="0 0 21600 21600" draw:glue-points="10800 0 0 10800 10800 21600 21600 10800" draw:type="flowchart-process" draw:enhanced-path="M 0 0 L 21600 0 21600 21600 0 21600 0 0 Z N"/>
        </draw:custom-shape>
        <draw:custom-shape draw:style-name="gr1" draw:text-style-name="P3" xml:id="id2" draw:id="id2" draw:layer="レイアウト" svg:width="3.9cm" svg:height="0.9cm" svg:x="7.508cm" svg:y="5.1cm">
          <text:p text:style-name="P3">Proxy</text:p>
          <draw:enhanced-geometry svg:viewBox="0 0 21600 21600" draw:glue-points="10800 0 0 10800 10800 21600 21600 10800" draw:type="flowchart-process" draw:enhanced-path="M 0 0 L 21600 0 21600 21600 0 21600 0 0 Z N"/>
        </draw:custom-shape>
        <draw:custom-shape draw:style-name="gr1" draw:text-style-name="P3" xml:id="id8" draw:id="id8" draw:layer="レイアウト" svg:width="2cm" svg:height="0.9cm" svg:x="2.7cm" svg:y="12.8cm">
          <text:p text:style-name="P3">VM</text:p>
          <draw:enhanced-geometry svg:viewBox="0 0 21600 21600" draw:glue-points="10800 0 0 10800 10800 21600 21600 10800" draw:type="flowchart-process" draw:enhanced-path="M 0 0 L 21600 0 21600 21600 0 21600 0 0 Z N"/>
        </draw:custom-shape>
        <draw:custom-shape draw:style-name="gr1" draw:text-style-name="P3" draw:layer="レイアウト" svg:width="4.2cm" svg:height="1.4cm" svg:x="7.8cm" svg:y="9.2cm">
          <text:p text:style-name="P3">Browser</text:p>
          <draw:enhanced-geometry svg:viewBox="0 0 21600 21600" draw:glue-points="10800 0 0 10800 10800 21600 21600 10800" draw:type="flowchart-process" draw:enhanced-path="M 0 0 L 21600 0 21600 21600 0 21600 0 0 Z N"/>
        </draw:custom-shape>
        <draw:custom-shape draw:style-name="gr1" draw:text-style-name="P3" xml:id="id6" draw:id="id6" draw:layer="レイアウト" svg:width="2cm" svg:height="0.9cm" svg:x="5cm" svg:y="12.8cm">
          <text:p text:style-name="P3">VM</text:p>
          <draw:enhanced-geometry svg:viewBox="0 0 21600 21600" draw:glue-points="10800 0 0 10800 10800 21600 21600 10800" draw:type="flowchart-process" draw:enhanced-path="M 0 0 L 21600 0 21600 21600 0 21600 0 0 Z N"/>
        </draw:custom-shape>
        <draw:g xml:id="id5" draw:id="id5">
          <draw:custom-shape draw:style-name="gr2" draw:text-style-name="P4" draw:layer="layout" svg:width="2.691cm" svg:height="0.962cm" svg:x="14.5cm" svg:y="4.476cm">
            <text:p/>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691cm" svg:height="0.962cm" svg:x="14.259cm" svg:y="4.738cm">
            <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2.731cm" svg:height="1.002cm" svg:x="13.88cm" svg:y="5.038cm">
            <text:p text:style-name="P5">Servers</text:p>
            <draw:enhanced-geometry svg:viewBox="0 0 21600 21600" draw:glue-points="10800 0 0 10800 10800 21600 21600 10800" draw:type="flowchart-process" draw:enhanced-path="M 0 0 L 21600 0 21600 21600 0 21600 0 0 Z N"/>
          </draw:custom-shape>
        </draw:g>
        <draw:connector draw:style-name="gr5" draw:text-style-name="P6" draw:layer="layout" svg:x1="7.4cm" svg:y1="8cm" svg:x2="9.458cm" svg:y2="6cm" draw:start-shape="id1" draw:end-shape="id2" draw:end-glue-point="6" svg:d="m7400 8000v-999h2058v-1001" svg:viewBox="0 0 2059 2001">
          <text:p/>
        </draw:connector>
        <draw:connector draw:style-name="gr5" draw:text-style-name="P6" draw:layer="layout" svg:x1="9.458cm" svg:y1="5.1cm" svg:x2="9.458cm" svg:y2="4.6cm" draw:start-shape="id2" draw:start-glue-point="4" draw:end-shape="id3" draw:end-glue-point="6" svg:d="m9458 5100v-500" svg:viewBox="0 0 1 501">
          <text:p/>
        </draw:connector>
        <draw:connector draw:style-name="gr5" draw:text-style-name="P6" draw:layer="layout" svg:x1="9.458cm" svg:y1="3.7cm" svg:x2="9.458cm" svg:y2="2.983cm" draw:start-shape="id3" draw:start-glue-point="4" draw:end-shape="id4" draw:end-glue-point="2" svg:d="m9458 3700v-717" svg:viewBox="0 0 1 718">
          <text:p/>
        </draw:connector>
        <draw:connector draw:style-name="gr5" draw:text-style-name="P6" draw:layer="layout" draw:line-skew="0.221cm" svg:x1="11.754cm" svg:y1="6.996cm" svg:x2="15.535cm" svg:y2="6.04cm" draw:end-shape="id5" draw:end-glue-point="2" svg:d="m11754 6996v4h3781v-960" svg:viewBox="0 0 3782 961">
          <text:p/>
        </draw:connector>
        <draw:line draw:style-name="gr6" draw:layer="layout" svg:x1="2cm" svg:y1="7cm" svg:x2="16.8cm" svg:y2="7cm">
          <text:p/>
        </draw:line>
        <draw:custom-shape draw:style-name="gr1" draw:text-style-name="P3" draw:layer="レイアウト" svg:width="2cm" svg:height="0.9cm" svg:x="7.8cm" svg:y="10.8cm">
          <text:p text:style-name="P3">App</text:p>
          <draw:enhanced-geometry svg:viewBox="0 0 21600 21600" draw:glue-points="10800 0 0 10800 10800 21600 21600 10800" draw:type="flowchart-process" draw:enhanced-path="M 0 0 L 21600 0 21600 21600 0 21600 0 0 Z N"/>
        </draw:custom-shape>
        <draw:custom-shape draw:style-name="gr1" draw:text-style-name="P3" draw:layer="レイアウト" svg:width="2cm" svg:height="0.9cm" svg:x="10cm" svg:y="10.8cm">
          <text:p text:style-name="P3">App</text:p>
          <draw:enhanced-geometry svg:viewBox="0 0 21600 21600" draw:glue-points="10800 0 0 10800 10800 21600 21600 10800" draw:type="flowchart-process" draw:enhanced-path="M 0 0 L 21600 0 21600 21600 0 21600 0 0 Z N"/>
        </draw:custom-shape>
        <draw:custom-shape draw:style-name="gr7" draw:text-style-name="P3" xml:id="id7" draw:id="id7" draw:layer="layout" svg:width="4.108cm" svg:height="0.9cm" svg:x="2.8cm" svg:y="9.2cm">
          <text:p text:style-name="P3">Proxy</text:p>
          <draw:enhanced-geometry svg:viewBox="0 0 21600 21600" draw:glue-points="10800 0 0 10800 10800 21600 21600 10800" draw:type="flowchart-process" draw:enhanced-path="M 0 0 L 21600 0 21600 21600 0 21600 0 0 Z N"/>
        </draw:custom-shape>
        <draw:line draw:style-name="gr6" draw:layer="layout" svg:x1="2.8cm" svg:y1="11.4cm" svg:x2="7.1cm" svg:y2="11.4cm">
          <text:p/>
        </draw:line>
        <draw:connector draw:style-name="gr5" draw:text-style-name="P6" draw:layer="layout" draw:line-skew="-0.051cm" svg:x1="6cm" svg:y1="12.8cm" svg:x2="4.854cm" svg:y2="10.1cm" draw:start-shape="id6" draw:start-glue-point="4" draw:end-shape="id7" draw:end-glue-point="6" svg:d="m6000 12800v-1400h-1146v-1300" svg:viewBox="0 0 1147 2701">
          <text:p/>
        </draw:connector>
        <draw:connector draw:style-name="gr5" draw:text-style-name="P6" draw:layer="layout" draw:line-skew="0.21cm" svg:x1="3.7cm" svg:y1="12.8cm" svg:x2="4.854cm" svg:y2="10.1cm" draw:start-shape="id8" draw:start-glue-point="4" svg:d="m3700 12800v-1400h1154v-1300" svg:viewBox="0 0 1155 2701">
          <text:p/>
        </draw:connector>
        <draw:custom-shape draw:style-name="gr8" draw:text-style-name="P6" draw:layer="layout" svg:width="4.9cm" svg:height="3.6cm" svg:x="7.4cm" svg:y="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layer="layout" svg:width="4.049cm" svg:height="1.262cm" svg:x="2.9cm" svg:y="10.438cm">
          <draw:text-box>
            <text:p>hostonlynet</text:p>
          </draw:text-box>
        </draw:frame>
        <draw:frame draw:style-name="gr9" draw:layer="layout" svg:width="2.991cm" svg:height="1.262cm" svg:x="2.901cm" svg:y="5.838cm">
          <draw:text-box>
            <text:p>localnet</text:p>
          </draw:text-box>
        </draw:frame>
        <draw:path draw:style-name="gr10" draw:text-style-name="P6" draw:layer="layout" svg:width="11.636cm" svg:height="3.553cm" draw:transform="rotate (1.24913214565234) translate (2.17762105272284cm 12.85927634249cm)" svg:viewBox="0 0 11637 3554" svg:d="m0 761c3131-727 3236-1119 4743-315 1455 775 1518 2972 2720 3099s4174-1075 4174-1075">
          <text:p/>
        </draw:path>
        <draw:path draw:style-name="gr11" draw:text-style-name="P6" draw:layer="layout" svg:width="7.065cm" svg:height="6.803cm" draw:transform="rotate (2.87525540973546) translate (13.0873980913993cm 12.5243472918566cm)" svg:viewBox="0 0 7066 6804" svg:d="m5792 0c1140 0 1491 526 1149 1552s-8387 2910-6712 5252">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Hatching_20_1" draw:display-name="Hatching 1" draw:style="single" draw:color="#0099ff" draw:distance="0.23cm" draw:rotation="450"/>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線の終点_20_1" draw:display-name="線の終点 1" svg:viewBox="0 0 1122 2243" svg:d="m0 2108v17 17l12 42 30 34 38 21 43 4 29-8 30-21 25-26 13-34 343-1532 339 1520 13 42 29 34 39 21 42 4 42-12 34-30 21-42v-39-12l-4 4-440-1998-9-42-25-39-38-25-43-8-42 8-38 25-26 39-8 42z"/>
    <draw:marker draw:name="線の終点_20_2" draw:display-name="線の終点 2" svg:viewBox="0 0 1321 3493" svg:d="m1321 3493h-1321l702-3493z"/>
    <draw:marker draw:name="線の終点_20_3" draw:display-name="線の終点 3" svg:viewBox="0 0 1131 2256" svg:d="m1127 2120-449-2006-9-42-25-39-38-25-38-8-43 8-38 25-25 39-9 42-449 2006v13l-4 9 9 42 25 38 38 25 42 9h903l42-9 38-25 26-38 8-42v-9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ヒラギノ明朝 ProN W3'"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16T12:45:15</meta:creation-date>
    <dc:date>2013-06-26T01:57:51</dc:date>
    <meta:editing-duration>P9DT10H13M25S</meta:editing-duration>
    <meta:editing-cycles>12</meta:editing-cycles>
    <meta:generator>LibreOffice/4.0.3.3$MacOSX_x86 LibreOffice_project/0eaa50a932c8f2199a615e1eb30f7ac74279539</meta:generator>
    <meta:document-statistic meta:object-count="27"/>
  </office:meta>
</office:document-meta>
</file>